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35in"/>
    </style:style>
    <style:style style:name="co2" style:family="table-column">
      <style:table-column-properties fo:break-before="auto" style:column-width="8.1689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style-name="ce1" office:value-type="string" calcext:value-type="string">
            <text:p>danger_level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Стены покрыты мхом. Сверху висят сталактиты, которые угрощающе тянутся вниз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Завывает ветер, заствляя вас дрожать от холода.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Потолок постепенно сужается, и уже становится настолько низким, что вам тяжелей ходить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Пещеру застилает темнота, и вы не видете далеко впереди вас. Кажется, за тобой наблюдают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Вы доходите до развилки. Исследуя путь, вас чуть не убивает обвалившийся потолок. Ступаете в оставшийся проход.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1"/>
        </table:table-row>
        <table:table-row table:style-name="ro2">
          <table:table-cell table:style-name="ce1" office:value-type="string" calcext:value-type="string">
            <text:p>cave</text:p>
          </table:table-cell>
          <table:table-cell table:style-name="ce2" office:value-type="string" calcext:value-type="string">
            <text:p>Ступая вглубь пещеры, вы начинаете слышать хруст под ногами. И видите, что ходите по останкам разных существ.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1"/>
        </table:table-row>
        <table:table-row table:style-name="ro3" table:number-rows-repeated="1048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5T11:34:39.186355619</dc:date>
    <meta:editing-duration>PT5M1S</meta:editing-duration>
    <meta:editing-cycles>1</meta:editing-cycles>
    <meta:document-statistic meta:table-count="1" meta:cell-count="21" meta:object-count="0"/>
    <meta:generator>LibreOffice/6.4.7.2$Linux_X86_64 LibreOffice_project/40$Build-2</meta:generator>
  </office:meta>
</office:document-meta>
</file>